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2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ce2"/>
        <table:table-column table:style-name="co6" table:default-cell-style-name="ce2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2"/>
        <table:table-column table:style-name="co5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5" table:default-cell-style-name="ce2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"/>
        <table:table-column table:style-name="co5" table:default-cell-style-name="ce2"/>
        <table:table-column table:style-name="co9" table:default-cell-style-name="ce2"/>
        <table:table-column table:style-name="co6" table:default-cell-style-name="ce2"/>
        <table:table-column table:style-name="co9" table:default-cell-style-name="ce2"/>
        <table:table-column table:style-name="co6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table:number-columns-repeated="2" office:value-type="string" calcext:value-type="string">
            <text:p>Speed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0313" calcext:value-type="float">
            <text:p>0.5031</text:p>
          </table:table-cell>
          <table:table-cell office:value-type="float" office:value="0.469559" calcext:value-type="float">
            <text:p>0.4696</text:p>
          </table:table-cell>
          <table:table-cell office:value-type="float" office:value="0.552178" calcext:value-type="float">
            <text:p>0.5522</text:p>
          </table:table-cell>
          <table:table-cell office:value-type="float" office:value="0.322094" calcext:value-type="float">
            <text:p>0.3221</text:p>
          </table:table-cell>
          <table:table-cell office:value-type="float" office:value="0.260821" calcext:value-type="float">
            <text:p>0.2608</text:p>
          </table:table-cell>
          <table:table-cell office:value-type="float" office:value="0.265365" calcext:value-type="float">
            <text:p>0.2654</text:p>
          </table:table-cell>
          <table:table-cell office:value-type="float" office:value="0.542099" calcext:value-type="float">
            <text:p>0.5421</text:p>
          </table:table-cell>
          <table:table-cell office:value-type="float" office:value="0.469595" calcext:value-type="float">
            <text:p>0.4696</text:p>
          </table:table-cell>
          <table:table-cell office:value-type="float" office:value="0.552196" calcext:value-type="float">
            <text:p>0.5522</text:p>
          </table:table-cell>
          <table:table-cell/>
          <table:table-cell table:formula="of:=(([.B9]*([.A9]-[.C9])*8)/[.D9])/[.F9]" office:value-type="float" office:value="1431041679.0889" calcext:value-type="float">
            <text:p>1431041679.0889</text:p>
          </table:table-cell>
          <table:table-cell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1245" calcext:value-type="float">
            <text:p>0.4612</text:p>
          </table:table-cell>
          <table:table-cell office:value-type="float" office:value="0.409314" calcext:value-type="float">
            <text:p>0.4093</text:p>
          </table:table-cell>
          <table:table-cell office:value-type="float" office:value="0.497522" calcext:value-type="float">
            <text:p>0.4975</text:p>
          </table:table-cell>
          <table:table-cell office:value-type="float" office:value="0.396818" calcext:value-type="float">
            <text:p>0.3968</text:p>
          </table:table-cell>
          <table:table-cell office:value-type="float" office:value="0.324627" calcext:value-type="float">
            <text:p>0.3246</text:p>
          </table:table-cell>
          <table:table-cell office:value-type="float" office:value="0.332806" calcext:value-type="float">
            <text:p>0.3328</text:p>
          </table:table-cell>
          <table:table-cell office:value-type="float" office:value="0.524632" calcext:value-type="float">
            <text:p>0.5246</text:p>
          </table:table-cell>
          <table:table-cell office:value-type="float" office:value="0.409319" calcext:value-type="float">
            <text:p>0.4093</text:p>
          </table:table-cell>
          <table:table-cell office:value-type="float" office:value="0.497542" calcext:value-type="float">
            <text:p>0.4975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51277" calcext:value-type="float">
            <text:p>0.4513</text:p>
          </table:table-cell>
          <table:table-cell office:value-type="float" office:value="0.409844" calcext:value-type="float">
            <text:p>0.4098</text:p>
          </table:table-cell>
          <table:table-cell office:value-type="float" office:value="0.488416" calcext:value-type="float">
            <text:p>0.4884</text:p>
          </table:table-cell>
          <table:table-cell office:value-type="float" office:value="0.455164" calcext:value-type="float">
            <text:p>0.4552</text:p>
          </table:table-cell>
          <table:table-cell office:value-type="float" office:value="0.404797" calcext:value-type="float">
            <text:p>0.4048</text:p>
          </table:table-cell>
          <table:table-cell office:value-type="float" office:value="0.409838" calcext:value-type="float">
            <text:p>0.4098</text:p>
          </table:table-cell>
          <table:table-cell office:value-type="float" office:value="0.501402" calcext:value-type="float">
            <text:p>0.5014</text:p>
          </table:table-cell>
          <table:table-cell office:value-type="float" office:value="0.409848" calcext:value-type="float">
            <text:p>0.4098</text:p>
          </table:table-cell>
          <table:table-cell office:value-type="float" office:value="0.488443" calcext:value-type="float">
            <text:p>0.4884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2239" calcext:value-type="float">
            <text:p>0.4422</text:p>
          </table:table-cell>
          <table:table-cell office:value-type="float" office:value="0.391201" calcext:value-type="float">
            <text:p>0.3912</text:p>
          </table:table-cell>
          <table:table-cell office:value-type="float" office:value="0.479865" calcext:value-type="float">
            <text:p>0.4799</text:p>
          </table:table-cell>
          <table:table-cell office:value-type="float" office:value="0.564223" calcext:value-type="float">
            <text:p>0.5642</text:p>
          </table:table-cell>
          <table:table-cell office:value-type="float" office:value="0.508425" calcext:value-type="float">
            <text:p>0.5084</text:p>
          </table:table-cell>
          <table:table-cell office:value-type="float" office:value="0.537928" calcext:value-type="float">
            <text:p>0.5379</text:p>
          </table:table-cell>
          <table:table-cell office:value-type="float" office:value="0.564229" calcext:value-type="float">
            <text:p>0.5642</text:p>
          </table:table-cell>
          <table:table-cell office:value-type="float" office:value="0.50843" calcext:value-type="float">
            <text:p>0.5084</text:p>
          </table:table-cell>
          <table:table-cell office:value-type="float" office:value="0.537944" calcext:value-type="float">
            <text:p>0.5379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3422" calcext:value-type="float">
            <text:p>0.4334</text:p>
          </table:table-cell>
          <table:table-cell office:value-type="float" office:value="0.379926" calcext:value-type="float">
            <text:p>0.3799</text:p>
          </table:table-cell>
          <table:table-cell office:value-type="float" office:value="0.468097" calcext:value-type="float">
            <text:p>0.4681</text:p>
          </table:table-cell>
          <table:table-cell office:value-type="float" office:value="0.809817" calcext:value-type="float">
            <text:p>0.8098</text:p>
          </table:table-cell>
          <table:table-cell office:value-type="float" office:value="0.729442" calcext:value-type="float">
            <text:p>0.7294</text:p>
          </table:table-cell>
          <table:table-cell office:value-type="float" office:value="0.817681" calcext:value-type="float">
            <text:p>0.8177</text:p>
          </table:table-cell>
          <table:table-cell office:value-type="float" office:value="0.809838" calcext:value-type="float">
            <text:p>0.8098</text:p>
          </table:table-cell>
          <table:table-cell office:value-type="float" office:value="0.729462" calcext:value-type="float">
            <text:p>0.7295</text:p>
          </table:table-cell>
          <table:table-cell office:value-type="float" office:value="0.817705" calcext:value-type="float">
            <text:p>0.8177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6723" calcext:value-type="float">
            <text:p>0.4367</text:p>
          </table:table-cell>
          <table:table-cell office:value-type="float" office:value="0.429796" calcext:value-type="float">
            <text:p>0.4298</text:p>
          </table:table-cell>
          <table:table-cell office:value-type="float" office:value="0.461632" calcext:value-type="float">
            <text:p>0.4616</text:p>
          </table:table-cell>
          <table:table-cell office:value-type="float" office:value="1.461901" calcext:value-type="float">
            <text:p>1.4619</text:p>
          </table:table-cell>
          <table:table-cell office:value-type="float" office:value="1.335612" calcext:value-type="float">
            <text:p>1.3356</text:p>
          </table:table-cell>
          <table:table-cell office:value-type="float" office:value="1.472802" calcext:value-type="float">
            <text:p>1.4728</text:p>
          </table:table-cell>
          <table:table-cell office:value-type="float" office:value="1.461928" calcext:value-type="float">
            <text:p>1.4619</text:p>
          </table:table-cell>
          <table:table-cell office:value-type="float" office:value="1.335642" calcext:value-type="float">
            <text:p>1.3356</text:p>
          </table:table-cell>
          <table:table-cell office:value-type="float" office:value="1.47282" calcext:value-type="float">
            <text:p>1.472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46181" calcext:value-type="float">
            <text:p>0.4462</text:p>
          </table:table-cell>
          <table:table-cell office:value-type="float" office:value="0.415022" calcext:value-type="float">
            <text:p>0.4150</text:p>
          </table:table-cell>
          <table:table-cell office:value-type="float" office:value="0.519317" calcext:value-type="float">
            <text:p>0.5193</text:p>
          </table:table-cell>
          <table:table-cell office:value-type="float" office:value="0.64237" calcext:value-type="float">
            <text:p>0.6424</text:p>
          </table:table-cell>
          <table:table-cell office:value-type="float" office:value="0.514151" calcext:value-type="float">
            <text:p>0.5142</text:p>
          </table:table-cell>
          <table:table-cell office:value-type="float" office:value="0.536544" calcext:value-type="float">
            <text:p>0.5365</text:p>
          </table:table-cell>
          <table:table-cell office:value-type="float" office:value="0.642374" calcext:value-type="float">
            <text:p>0.6424</text:p>
          </table:table-cell>
          <table:table-cell office:value-type="float" office:value="0.514156" calcext:value-type="float">
            <text:p>0.5142</text:p>
          </table:table-cell>
          <table:table-cell office:value-type="float" office:value="0.536548" calcext:value-type="float">
            <text:p>0.5365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14463" calcext:value-type="float">
            <text:p>0.4145</text:p>
          </table:table-cell>
          <table:table-cell office:value-type="float" office:value="0.372007" calcext:value-type="float">
            <text:p>0.3720</text:p>
          </table:table-cell>
          <table:table-cell office:value-type="float" office:value="0.470325" calcext:value-type="float">
            <text:p>0.4703</text:p>
          </table:table-cell>
          <table:table-cell office:value-type="float" office:value="0.753702" calcext:value-type="float">
            <text:p>0.7537</text:p>
          </table:table-cell>
          <table:table-cell office:value-type="float" office:value="0.602524" calcext:value-type="float">
            <text:p>0.6025</text:p>
          </table:table-cell>
          <table:table-cell office:value-type="float" office:value="0.635814" calcext:value-type="float">
            <text:p>0.6358</text:p>
          </table:table-cell>
          <table:table-cell office:value-type="float" office:value="0.753707" calcext:value-type="float">
            <text:p>0.7537</text:p>
          </table:table-cell>
          <table:table-cell office:value-type="float" office:value="0.602529" calcext:value-type="float">
            <text:p>0.6025</text:p>
          </table:table-cell>
          <table:table-cell office:value-type="float" office:value="0.635818" calcext:value-type="float">
            <text:p>0.6358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3014" calcext:value-type="float">
            <text:p>0.4130</text:p>
          </table:table-cell>
          <table:table-cell office:value-type="float" office:value="0.378618" calcext:value-type="float">
            <text:p>0.3786</text:p>
          </table:table-cell>
          <table:table-cell office:value-type="float" office:value="0.446864" calcext:value-type="float">
            <text:p>0.4469</text:p>
          </table:table-cell>
          <table:table-cell office:value-type="float" office:value="0.828516" calcext:value-type="float">
            <text:p>0.8285</text:p>
          </table:table-cell>
          <table:table-cell office:value-type="float" office:value="0.730617" calcext:value-type="float">
            <text:p>0.7306</text:p>
          </table:table-cell>
          <table:table-cell office:value-type="float" office:value="0.761685" calcext:value-type="float">
            <text:p>0.7617</text:p>
          </table:table-cell>
          <table:table-cell office:value-type="float" office:value="0.828521" calcext:value-type="float">
            <text:p>0.8285</text:p>
          </table:table-cell>
          <table:table-cell office:value-type="float" office:value="0.730622" calcext:value-type="float">
            <text:p>0.7306</text:p>
          </table:table-cell>
          <table:table-cell office:value-type="float" office:value="0.76169" calcext:value-type="float">
            <text:p>0.7617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03237" calcext:value-type="float">
            <text:p>0.4032</text:p>
          </table:table-cell>
          <table:table-cell office:value-type="float" office:value="0.34656" calcext:value-type="float">
            <text:p>0.3466</text:p>
          </table:table-cell>
          <table:table-cell office:value-type="float" office:value="0.430952" calcext:value-type="float">
            <text:p>0.4310</text:p>
          </table:table-cell>
          <table:table-cell office:value-type="float" office:value="1.051117" calcext:value-type="float">
            <text:p>1.0511</text:p>
          </table:table-cell>
          <table:table-cell office:value-type="float" office:value="0.936655" calcext:value-type="float">
            <text:p>0.9367</text:p>
          </table:table-cell>
          <table:table-cell office:value-type="float" office:value="1.03381" calcext:value-type="float">
            <text:p>1.0338</text:p>
          </table:table-cell>
          <table:table-cell office:value-type="float" office:value="1.051123" calcext:value-type="float">
            <text:p>1.0511</text:p>
          </table:table-cell>
          <table:table-cell office:value-type="float" office:value="0.936659" calcext:value-type="float">
            <text:p>0.9367</text:p>
          </table:table-cell>
          <table:table-cell office:value-type="float" office:value="1.033814" calcext:value-type="float">
            <text:p>1.0338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89822" calcext:value-type="float">
            <text:p>0.3898</text:p>
          </table:table-cell>
          <table:table-cell office:value-type="float" office:value="0.371184" calcext:value-type="float">
            <text:p>0.3712</text:p>
          </table:table-cell>
          <table:table-cell office:value-type="float" office:value="0.412298" calcext:value-type="float">
            <text:p>0.4123</text:p>
          </table:table-cell>
          <table:table-cell office:value-type="float" office:value="1.483072" calcext:value-type="float">
            <text:p>1.4831</text:p>
          </table:table-cell>
          <table:table-cell office:value-type="float" office:value="1.344209" calcext:value-type="float">
            <text:p>1.3442</text:p>
          </table:table-cell>
          <table:table-cell office:value-type="float" office:value="1.369333" calcext:value-type="float">
            <text:p>1.3693</text:p>
          </table:table-cell>
          <table:table-cell office:value-type="float" office:value="1.483084" calcext:value-type="float">
            <text:p>1.4831</text:p>
          </table:table-cell>
          <table:table-cell office:value-type="float" office:value="1.344214" calcext:value-type="float">
            <text:p>1.3442</text:p>
          </table:table-cell>
          <table:table-cell office:value-type="float" office:value="1.369352" calcext:value-type="float">
            <text:p>1.3694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6743" calcext:value-type="float">
            <text:p>0.3867</text:p>
          </table:table-cell>
          <table:table-cell office:value-type="float" office:value="0.375447" calcext:value-type="float">
            <text:p>0.3754</text:p>
          </table:table-cell>
          <table:table-cell office:value-type="float" office:value="0.471568" calcext:value-type="float">
            <text:p>0.4716</text:p>
          </table:table-cell>
          <table:table-cell office:value-type="float" office:value="2.830835" calcext:value-type="float">
            <text:p>2.8308</text:p>
          </table:table-cell>
          <table:table-cell office:value-type="float" office:value="2.586521" calcext:value-type="float">
            <text:p>2.5865</text:p>
          </table:table-cell>
          <table:table-cell office:value-type="float" office:value="2.686685" calcext:value-type="float">
            <text:p>2.6867</text:p>
          </table:table-cell>
          <table:table-cell office:value-type="float" office:value="2.830867" calcext:value-type="float">
            <text:p>2.8309</text:p>
          </table:table-cell>
          <table:table-cell office:value-type="float" office:value="2.586558" calcext:value-type="float">
            <text:p>2.5866</text:p>
          </table:table-cell>
          <table:table-cell office:value-type="float" office:value="2.68672" calcext:value-type="float">
            <text:p>2.686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99881" calcext:value-type="float">
            <text:p>0.3999</text:p>
          </table:table-cell>
          <table:table-cell office:value-type="float" office:value="0.34474" calcext:value-type="float">
            <text:p>0.3447</text:p>
          </table:table-cell>
          <table:table-cell office:value-type="float" office:value="0.452396" calcext:value-type="float">
            <text:p>0.4524</text:p>
          </table:table-cell>
          <table:table-cell office:value-type="float" office:value="0.927596" calcext:value-type="float">
            <text:p>0.9276</text:p>
          </table:table-cell>
          <table:table-cell office:value-type="float" office:value="0.741552" calcext:value-type="float">
            <text:p>0.7416</text:p>
          </table:table-cell>
          <table:table-cell office:value-type="float" office:value="0.749983" calcext:value-type="float">
            <text:p>0.7500</text:p>
          </table:table-cell>
          <table:table-cell office:value-type="float" office:value="0.927601" calcext:value-type="float">
            <text:p>0.9276</text:p>
          </table:table-cell>
          <table:table-cell office:value-type="float" office:value="0.741557" calcext:value-type="float">
            <text:p>0.7416</text:p>
          </table:table-cell>
          <table:table-cell office:value-type="float" office:value="0.749988" calcext:value-type="float">
            <text:p>0.7500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317" calcext:value-type="float">
            <text:p>0.3932</text:p>
          </table:table-cell>
          <table:table-cell office:value-type="float" office:value="0.324391" calcext:value-type="float">
            <text:p>0.3244</text:p>
          </table:table-cell>
          <table:table-cell office:value-type="float" office:value="0.424922" calcext:value-type="float">
            <text:p>0.4249</text:p>
          </table:table-cell>
          <table:table-cell office:value-type="float" office:value="1.089812" calcext:value-type="float">
            <text:p>1.0898</text:p>
          </table:table-cell>
          <table:table-cell office:value-type="float" office:value="0.86599" calcext:value-type="float">
            <text:p>0.8660</text:p>
          </table:table-cell>
          <table:table-cell office:value-type="float" office:value="0.9322" calcext:value-type="float">
            <text:p>0.9322</text:p>
          </table:table-cell>
          <table:table-cell office:value-type="float" office:value="1.089817" calcext:value-type="float">
            <text:p>1.0898</text:p>
          </table:table-cell>
          <table:table-cell office:value-type="float" office:value="0.865994" calcext:value-type="float">
            <text:p>0.8660</text:p>
          </table:table-cell>
          <table:table-cell office:value-type="float" office:value="0.932216" calcext:value-type="float">
            <text:p>0.9322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4872" calcext:value-type="float">
            <text:p>0.3749</text:p>
          </table:table-cell>
          <table:table-cell office:value-type="float" office:value="0.314331" calcext:value-type="float">
            <text:p>0.3143</text:p>
          </table:table-cell>
          <table:table-cell office:value-type="float" office:value="0.404208" calcext:value-type="float">
            <text:p>0.4042</text:p>
          </table:table-cell>
          <table:table-cell office:value-type="float" office:value="1.206466" calcext:value-type="float">
            <text:p>1.2065</text:p>
          </table:table-cell>
          <table:table-cell office:value-type="float" office:value="1.065357" calcext:value-type="float">
            <text:p>1.0654</text:p>
          </table:table-cell>
          <table:table-cell office:value-type="float" office:value="1.078342" calcext:value-type="float">
            <text:p>1.0783</text:p>
          </table:table-cell>
          <table:table-cell office:value-type="float" office:value="1.20647" calcext:value-type="float">
            <text:p>1.2065</text:p>
          </table:table-cell>
          <table:table-cell office:value-type="float" office:value="1.065361" calcext:value-type="float">
            <text:p>1.0654</text:p>
          </table:table-cell>
          <table:table-cell office:value-type="float" office:value="1.078345" calcext:value-type="float">
            <text:p>1.0783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48095" calcext:value-type="float">
            <text:p>0.3481</text:p>
          </table:table-cell>
          <table:table-cell office:value-type="float" office:value="0.320292" calcext:value-type="float">
            <text:p>0.3203</text:p>
          </table:table-cell>
          <table:table-cell office:value-type="float" office:value="0.369645" calcext:value-type="float">
            <text:p>0.3696</text:p>
          </table:table-cell>
          <table:table-cell office:value-type="float" office:value="1.540763" calcext:value-type="float">
            <text:p>1.5408</text:p>
          </table:table-cell>
          <table:table-cell office:value-type="float" office:value="1.392294" calcext:value-type="float">
            <text:p>1.3923</text:p>
          </table:table-cell>
          <table:table-cell office:value-type="float" office:value="1.419868" calcext:value-type="float">
            <text:p>1.4199</text:p>
          </table:table-cell>
          <table:table-cell office:value-type="float" office:value="1.540777" calcext:value-type="float">
            <text:p>1.5408</text:p>
          </table:table-cell>
          <table:table-cell office:value-type="float" office:value="1.392309" calcext:value-type="float">
            <text:p>1.3923</text:p>
          </table:table-cell>
          <table:table-cell office:value-type="float" office:value="1.419915" calcext:value-type="float">
            <text:p>1.4199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0124" calcext:value-type="float">
            <text:p>0.3501</text:p>
          </table:table-cell>
          <table:table-cell office:value-type="float" office:value="0.345868" calcext:value-type="float">
            <text:p>0.3459</text:p>
          </table:table-cell>
          <table:table-cell office:value-type="float" office:value="0.373304" calcext:value-type="float">
            <text:p>0.3733</text:p>
          </table:table-cell>
          <table:table-cell office:value-type="float" office:value="2.180829" calcext:value-type="float">
            <text:p>2.1808</text:p>
          </table:table-cell>
          <table:table-cell office:value-type="float" office:value="2.009219" calcext:value-type="float">
            <text:p>2.0092</text:p>
          </table:table-cell>
          <table:table-cell office:value-type="float" office:value="2.043225" calcext:value-type="float">
            <text:p>2.0432</text:p>
          </table:table-cell>
          <table:table-cell office:value-type="float" office:value="2.180845" calcext:value-type="float">
            <text:p>2.1808</text:p>
          </table:table-cell>
          <table:table-cell office:value-type="float" office:value="2.009223" calcext:value-type="float">
            <text:p>2.0092</text:p>
          </table:table-cell>
          <table:table-cell office:value-type="float" office:value="2.043243" calcext:value-type="float">
            <text:p>2.0432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0409" calcext:value-type="float">
            <text:p>0.3404</text:p>
          </table:table-cell>
          <table:table-cell office:value-type="float" office:value="0.326383" calcext:value-type="float">
            <text:p>0.3264</text:p>
          </table:table-cell>
          <table:table-cell office:value-type="float" office:value="0.456933" calcext:value-type="float">
            <text:p>0.4569</text:p>
          </table:table-cell>
          <table:table-cell office:value-type="float" office:value="4.178715" calcext:value-type="float">
            <text:p>4.1787</text:p>
          </table:table-cell>
          <table:table-cell office:value-type="float" office:value="3.846734" calcext:value-type="float">
            <text:p>3.8467</text:p>
          </table:table-cell>
          <table:table-cell office:value-type="float" office:value="3.979525" calcext:value-type="float">
            <text:p>3.9795</text:p>
          </table:table-cell>
          <table:table-cell office:value-type="float" office:value="4.178753" calcext:value-type="float">
            <text:p>4.1788</text:p>
          </table:table-cell>
          <table:table-cell office:value-type="float" office:value="3.846784" calcext:value-type="float">
            <text:p>3.8468</text:p>
          </table:table-cell>
          <table:table-cell office:value-type="float" office:value="3.979547" calcext:value-type="float">
            <text:p>3.979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70991" calcext:value-type="float">
            <text:p>0.3710</text:p>
          </table:table-cell>
          <table:table-cell office:value-type="float" office:value="0.295678" calcext:value-type="float">
            <text:p>0.2957</text:p>
          </table:table-cell>
          <table:table-cell office:value-type="float" office:value="0.508558" calcext:value-type="float">
            <text:p>0.5086</text:p>
          </table:table-cell>
          <table:table-cell office:value-type="float" office:value="1.224559" calcext:value-type="float">
            <text:p>1.2246</text:p>
          </table:table-cell>
          <table:table-cell office:value-type="float" office:value="0.955053" calcext:value-type="float">
            <text:p>0.9551</text:p>
          </table:table-cell>
          <table:table-cell office:value-type="float" office:value="1.01345" calcext:value-type="float">
            <text:p>1.0135</text:p>
          </table:table-cell>
          <table:table-cell office:value-type="float" office:value="1.224571" calcext:value-type="float">
            <text:p>1.2246</text:p>
          </table:table-cell>
          <table:table-cell office:value-type="float" office:value="0.955059" calcext:value-type="float">
            <text:p>0.9551</text:p>
          </table:table-cell>
          <table:table-cell office:value-type="float" office:value="1.01347" calcext:value-type="float">
            <text:p>1.0135</text:p>
          </table:table-cell>
          <table:table-cell table:formula="of:=((([.A36]-[.C36])*[.B36]*8*2)/[.D36])/1000000/[.F36]" office:value-type="float" office:value="2587.66385168373" calcext:value-type="float">
            <text:p>2587.66385168373</text:p>
          </table:table-cell>
          <table:table-cell table:style-name="ce1" table:formula="of:=((([.A36]-[.C36])*[.B36]*8*2)/1000000)/[.F36]" office:value-type="float" office:value="25876.6385168373" calcext:value-type="float">
            <text:p>25,877</text:p>
          </table:table-cell>
          <table:table-cell table:style-name="ce1" table:formula="of:=(([.C36]*[.B36]*8*2)/1000000)/[.I36]" office:value-type="float" office:value="5226.37128958262" calcext:value-type="float">
            <text:p>5,22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3688" calcext:value-type="float">
            <text:p>0.3437</text:p>
          </table:table-cell>
          <table:table-cell office:value-type="float" office:value="0.281589" calcext:value-type="float">
            <text:p>0.2816</text:p>
          </table:table-cell>
          <table:table-cell office:value-type="float" office:value="0.470352" calcext:value-type="float">
            <text:p>0.4704</text:p>
          </table:table-cell>
          <table:table-cell office:value-type="float" office:value="1.425125" calcext:value-type="float">
            <text:p>1.4251</text:p>
          </table:table-cell>
          <table:table-cell office:value-type="float" office:value="1.136366" calcext:value-type="float">
            <text:p>1.1364</text:p>
          </table:table-cell>
          <table:table-cell office:value-type="float" office:value="1.223063" calcext:value-type="float">
            <text:p>1.2231</text:p>
          </table:table-cell>
          <table:table-cell office:value-type="float" office:value="1.425138" calcext:value-type="float">
            <text:p>1.4251</text:p>
          </table:table-cell>
          <table:table-cell office:value-type="float" office:value="1.136372" calcext:value-type="float">
            <text:p>1.1364</text:p>
          </table:table-cell>
          <table:table-cell office:value-type="float" office:value="1.223113" calcext:value-type="float">
            <text:p>1.2231</text:p>
          </table:table-cell>
          <table:table-cell/>
          <table:table-cell table:style-name="ce1" table:formula="of:=((([.A37]-[.C37])*[.B37]*8*2)/1000000)/[.F37]" office:value-type="float" office:value="27932.3107004027" calcext:value-type="float">
            <text:p>27,932</text:p>
          </table:table-cell>
          <table:table-cell table:style-name="ce1" table:formula="of:=(([.C37]*[.B37]*8*2)/1000000)/[.I37]" office:value-type="float" office:value="4490.83413735637" calcext:value-type="float">
            <text:p>4,49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33559" calcext:value-type="float">
            <text:p>0.3336</text:p>
          </table:table-cell>
          <table:table-cell office:value-type="float" office:value="0.273325" calcext:value-type="float">
            <text:p>0.2733</text:p>
          </table:table-cell>
          <table:table-cell office:value-type="float" office:value="0.438476" calcext:value-type="float">
            <text:p>0.4385</text:p>
          </table:table-cell>
          <table:table-cell office:value-type="float" office:value="1.595356" calcext:value-type="float">
            <text:p>1.5954</text:p>
          </table:table-cell>
          <table:table-cell office:value-type="float" office:value="1.398815" calcext:value-type="float">
            <text:p>1.3988</text:p>
          </table:table-cell>
          <table:table-cell office:value-type="float" office:value="1.436244" calcext:value-type="float">
            <text:p>1.4362</text:p>
          </table:table-cell>
          <table:table-cell office:value-type="float" office:value="1.595372" calcext:value-type="float">
            <text:p>1.5954</text:p>
          </table:table-cell>
          <table:table-cell office:value-type="float" office:value="1.398822" calcext:value-type="float">
            <text:p>1.3988</text:p>
          </table:table-cell>
          <table:table-cell office:value-type="float" office:value="1.436262" calcext:value-type="float">
            <text:p>1.4363</text:p>
          </table:table-cell>
          <table:table-cell/>
          <table:table-cell table:style-name="ce1" table:formula="of:=((([.A38]-[.C38])*[.B38]*8*2)/1000000)/[.F38]" office:value-type="float" office:value="28780.5155909449" calcext:value-type="float">
            <text:p>28,781</text:p>
          </table:table-cell>
          <table:table-cell table:style-name="ce1" table:formula="of:=(([.C38]*[.B38]*8*2)/1000000)/[.I38]" office:value-type="float" office:value="4011.64379611823" calcext:value-type="float">
            <text:p>4,01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18217" calcext:value-type="float">
            <text:p>0.3182</text:p>
          </table:table-cell>
          <table:table-cell office:value-type="float" office:value="0.283721" calcext:value-type="float">
            <text:p>0.2837</text:p>
          </table:table-cell>
          <table:table-cell office:value-type="float" office:value="0.417365" calcext:value-type="float">
            <text:p>0.4174</text:p>
          </table:table-cell>
          <table:table-cell office:value-type="float" office:value="2.021" calcext:value-type="float">
            <text:p>2.0210</text:p>
          </table:table-cell>
          <table:table-cell office:value-type="float" office:value="1.81148" calcext:value-type="float">
            <text:p>1.8115</text:p>
          </table:table-cell>
          <table:table-cell office:value-type="float" office:value="1.835572" calcext:value-type="float">
            <text:p>1.8356</text:p>
          </table:table-cell>
          <table:table-cell office:value-type="float" office:value="2.021013" calcext:value-type="float">
            <text:p>2.0210</text:p>
          </table:table-cell>
          <table:table-cell office:value-type="float" office:value="1.811486" calcext:value-type="float">
            <text:p>1.8115</text:p>
          </table:table-cell>
          <table:table-cell office:value-type="float" office:value="1.835606" calcext:value-type="float">
            <text:p>1.8356</text:p>
          </table:table-cell>
          <table:table-cell/>
          <table:table-cell table:style-name="ce1" table:formula="of:=((([.A39]-[.C39])*[.B39]*8*2)/1000000)/[.F39]" office:value-type="float" office:value="30168.0928423057" calcext:value-type="float">
            <text:p>30,168</text:p>
          </table:table-cell>
          <table:table-cell table:style-name="ce1" table:formula="of:=(([.C39]*[.B39]*8*2)/1000000)/[.I39]" office:value-type="float" office:value="3166.74913409203" calcext:value-type="float">
            <text:p>3,167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01757" calcext:value-type="float">
            <text:p>0.3018</text:p>
          </table:table-cell>
          <table:table-cell office:value-type="float" office:value="0.289576" calcext:value-type="float">
            <text:p>0.2896</text:p>
          </table:table-cell>
          <table:table-cell office:value-type="float" office:value="0.405754" calcext:value-type="float">
            <text:p>0.4058</text:p>
          </table:table-cell>
          <table:table-cell office:value-type="float" office:value="2.90186" calcext:value-type="float">
            <text:p>2.9019</text:p>
          </table:table-cell>
          <table:table-cell office:value-type="float" office:value="2.631132" calcext:value-type="float">
            <text:p>2.6311</text:p>
          </table:table-cell>
          <table:table-cell office:value-type="float" office:value="2.782675" calcext:value-type="float">
            <text:p>2.7827</text:p>
          </table:table-cell>
          <table:table-cell office:value-type="float" office:value="2.901884" calcext:value-type="float">
            <text:p>2.9019</text:p>
          </table:table-cell>
          <table:table-cell office:value-type="float" office:value="2.631152" calcext:value-type="float">
            <text:p>2.6312</text:p>
          </table:table-cell>
          <table:table-cell office:value-type="float" office:value="2.782698" calcext:value-type="float">
            <text:p>2.7827</text:p>
          </table:table-cell>
          <table:table-cell/>
          <table:table-cell table:style-name="ce1" table:formula="of:=((([.A40]-[.C40])*[.B40]*8*2)/1000000)/[.F40]" office:value-type="float" office:value="31813.6778931392" calcext:value-type="float">
            <text:p>31,814</text:p>
          </table:table-cell>
          <table:table-cell table:style-name="ce1" table:formula="of:=(([.C40]*[.B40]*8*2)/1000000)/[.I40]" office:value-type="float" office:value="2205.48200119923" calcext:value-type="float">
            <text:p>2,205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7409" calcext:value-type="float">
            <text:p>0.2974</text:p>
          </table:table-cell>
          <table:table-cell office:value-type="float" office:value="0.284722" calcext:value-type="float">
            <text:p>0.2847</text:p>
          </table:table-cell>
          <table:table-cell office:value-type="float" office:value="0.401758" calcext:value-type="float">
            <text:p>0.4018</text:p>
          </table:table-cell>
          <table:table-cell office:value-type="float" office:value="5.453418" calcext:value-type="float">
            <text:p>5.4534</text:p>
          </table:table-cell>
          <table:table-cell office:value-type="float" office:value="5.067823" calcext:value-type="float">
            <text:p>5.0678</text:p>
          </table:table-cell>
          <table:table-cell office:value-type="float" office:value="5.146874" calcext:value-type="float">
            <text:p>5.1469</text:p>
          </table:table-cell>
          <table:table-cell office:value-type="float" office:value="5.453456" calcext:value-type="float">
            <text:p>5.4535</text:p>
          </table:table-cell>
          <table:table-cell office:value-type="float" office:value="5.067862" calcext:value-type="float">
            <text:p>5.0679</text:p>
          </table:table-cell>
          <table:table-cell office:value-type="float" office:value="5.146916" calcext:value-type="float">
            <text:p>5.1469</text:p>
          </table:table-cell>
          <table:table-cell/>
          <table:table-cell table:style-name="ce1" table:formula="of:=((([.A41]-[.C41])*[.B41]*8*2)/1000000)/[.F41]" office:value-type="float" office:value="32278.7810725297" calcext:value-type="float">
            <text:p>32,279</text:p>
          </table:table-cell>
          <table:table-cell table:style-name="ce1" table:formula="of:=(([.C41]*[.B41]*8*2)/1000000)/[.I41]" office:value-type="float" office:value="1173.57591147424" calcext:value-type="float">
            <text:p>1,174</text:p>
          </table:table-cell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ce1" table:formula="of:=[.A41]*[.B41]*8" office:value-type="float" office:value="8000000000" calcext:value-type="float">
            <text:p>8,000,000,000</text:p>
          </table:table-cell>
          <table:table-cell/>
        </table:table-row>
        <table:table-row table:style-name="ro1" table:number-rows-repeated="7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99215" calcext:value-type="float">
            <text:p>0.3992</text:p>
          </table:table-cell>
          <table:table-cell office:value-type="float" office:value="0.342369" calcext:value-type="float">
            <text:p>0.3424</text:p>
          </table:table-cell>
          <table:table-cell office:value-type="float" office:value="0.445258" calcext:value-type="float">
            <text:p>0.4453</text:p>
          </table:table-cell>
          <table:table-cell office:value-type="float" office:value="0.910339" calcext:value-type="float">
            <text:p>0.9103</text:p>
          </table:table-cell>
          <table:table-cell office:value-type="float" office:value="0.719135" calcext:value-type="float">
            <text:p>0.7191</text:p>
          </table:table-cell>
          <table:table-cell office:value-type="float" office:value="0.762334" calcext:value-type="float">
            <text:p>0.7623</text:p>
          </table:table-cell>
          <table:table-cell office:value-type="float" office:value="0.91035" calcext:value-type="float">
            <text:p>0.9104</text:p>
          </table:table-cell>
          <table:table-cell office:value-type="float" office:value="0.719154" calcext:value-type="float">
            <text:p>0.7192</text:p>
          </table:table-cell>
          <table:table-cell office:value-type="float" office:value="0.762351" calcext:value-type="float">
            <text:p>0.762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8329" calcext:value-type="float">
            <text:p>0.4083</text:p>
          </table:table-cell>
          <table:table-cell office:value-type="float" office:value="0.347162" calcext:value-type="float">
            <text:p>0.3472</text:p>
          </table:table-cell>
          <table:table-cell office:value-type="float" office:value="0.449086" calcext:value-type="float">
            <text:p>0.4491</text:p>
          </table:table-cell>
          <table:table-cell office:value-type="float" office:value="0.900794" calcext:value-type="float">
            <text:p>0.9008</text:p>
          </table:table-cell>
          <table:table-cell office:value-type="float" office:value="0.719506" calcext:value-type="float">
            <text:p>0.7195</text:p>
          </table:table-cell>
          <table:table-cell office:value-type="float" office:value="0.758046" calcext:value-type="float">
            <text:p>0.7580</text:p>
          </table:table-cell>
          <table:table-cell office:value-type="float" office:value="0.900802" calcext:value-type="float">
            <text:p>0.9008</text:p>
          </table:table-cell>
          <table:table-cell office:value-type="float" office:value="0.719511" calcext:value-type="float">
            <text:p>0.7195</text:p>
          </table:table-cell>
          <table:table-cell office:value-type="float" office:value="0.75805" calcext:value-type="float">
            <text:p>0.758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4955" calcext:value-type="float">
            <text:p>0.4150</text:p>
          </table:table-cell>
          <table:table-cell office:value-type="float" office:value="0.368285" calcext:value-type="float">
            <text:p>0.3683</text:p>
          </table:table-cell>
          <table:table-cell office:value-type="float" office:value="0.466002" calcext:value-type="float">
            <text:p>0.4660</text:p>
          </table:table-cell>
          <table:table-cell office:value-type="float" office:value="0.798619" calcext:value-type="float">
            <text:p>0.7986</text:p>
          </table:table-cell>
          <table:table-cell office:value-type="float" office:value="0.700177" calcext:value-type="float">
            <text:p>0.7002</text:p>
          </table:table-cell>
          <table:table-cell office:value-type="float" office:value="0.714929" calcext:value-type="float">
            <text:p>0.7149</text:p>
          </table:table-cell>
          <table:table-cell office:value-type="float" office:value="0.798623" calcext:value-type="float">
            <text:p>0.7986</text:p>
          </table:table-cell>
          <table:table-cell office:value-type="float" office:value="0.70018" calcext:value-type="float">
            <text:p>0.7002</text:p>
          </table:table-cell>
          <table:table-cell office:value-type="float" office:value="0.714933" calcext:value-type="float">
            <text:p>0.714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21698" calcext:value-type="float">
            <text:p>0.4217</text:p>
          </table:table-cell>
          <table:table-cell office:value-type="float" office:value="0.36383" calcext:value-type="float">
            <text:p>0.3638</text:p>
          </table:table-cell>
          <table:table-cell office:value-type="float" office:value="0.463303" calcext:value-type="float">
            <text:p>0.4633</text:p>
          </table:table-cell>
          <table:table-cell office:value-type="float" office:value="0.778127" calcext:value-type="float">
            <text:p>0.7781</text:p>
          </table:table-cell>
          <table:table-cell office:value-type="float" office:value="0.699631" calcext:value-type="float">
            <text:p>0.6996</text:p>
          </table:table-cell>
          <table:table-cell office:value-type="float" office:value="0.741768" calcext:value-type="float">
            <text:p>0.7418</text:p>
          </table:table-cell>
          <table:table-cell office:value-type="float" office:value="0.778133" calcext:value-type="float">
            <text:p>0.7781</text:p>
          </table:table-cell>
          <table:table-cell office:value-type="float" office:value="0.699634" calcext:value-type="float">
            <text:p>0.6996</text:p>
          </table:table-cell>
          <table:table-cell office:value-type="float" office:value="0.741773" calcext:value-type="float">
            <text:p>0.741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27166" calcext:value-type="float">
            <text:p>0.4272</text:p>
          </table:table-cell>
          <table:table-cell office:value-type="float" office:value="0.380609" calcext:value-type="float">
            <text:p>0.3806</text:p>
          </table:table-cell>
          <table:table-cell office:value-type="float" office:value="0.464568" calcext:value-type="float">
            <text:p>0.4646</text:p>
          </table:table-cell>
          <table:table-cell office:value-type="float" office:value="0.752581" calcext:value-type="float">
            <text:p>0.7526</text:p>
          </table:table-cell>
          <table:table-cell office:value-type="float" office:value="0.68192" calcext:value-type="float">
            <text:p>0.6819</text:p>
          </table:table-cell>
          <table:table-cell office:value-type="float" office:value="0.727631" calcext:value-type="float">
            <text:p>0.7276</text:p>
          </table:table-cell>
          <table:table-cell office:value-type="float" office:value="0.752599" calcext:value-type="float">
            <text:p>0.7526</text:p>
          </table:table-cell>
          <table:table-cell office:value-type="float" office:value="0.681943" calcext:value-type="float">
            <text:p>0.6819</text:p>
          </table:table-cell>
          <table:table-cell office:value-type="float" office:value="0.727648" calcext:value-type="float">
            <text:p>0.727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301" calcext:value-type="float">
            <text:p>0.4330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468437" calcext:value-type="float">
            <text:p>0.4684</text:p>
          </table:table-cell>
          <table:table-cell office:value-type="float" office:value="0.74047" calcext:value-type="float">
            <text:p>0.7405</text:p>
          </table:table-cell>
          <table:table-cell office:value-type="float" office:value="0.676667" calcext:value-type="float">
            <text:p>0.6767</text:p>
          </table:table-cell>
          <table:table-cell office:value-type="float" office:value="0.751058" calcext:value-type="float">
            <text:p>0.7511</text:p>
          </table:table-cell>
          <table:table-cell office:value-type="float" office:value="0.740492" calcext:value-type="float">
            <text:p>0.7405</text:p>
          </table:table-cell>
          <table:table-cell office:value-type="float" office:value="0.676694" calcext:value-type="float">
            <text:p>0.6767</text:p>
          </table:table-cell>
          <table:table-cell office:value-type="float" office:value="0.751073" calcext:value-type="float">
            <text:p>0.75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3" number:min-decimal-places="3" number:min-integer-digits="1" number:grouping="true"/>
    </number:number-style>
    <number:number-style style:name="N135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21:41:25.045337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08-27T00:30:42.477970752</dc:date>
    <meta:editing-duration>PT6H10M</meta:editing-duration>
    <meta:editing-cycles>11</meta:editing-cycles>
    <meta:generator>LibreOffice/7.0.6.2$Linux_X86_64 LibreOffice_project/00$Build-2</meta:generator>
    <meta:document-statistic meta:table-count="3" meta:cell-count="1059" meta:object-count="0"/>
  </office:meta>
</office:document-meta>
</file>